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9c7a" officeooo:paragraph-rsid="001c9c7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c9c7a" officeooo:paragraph-rsid="001c9c7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3</text:p>
      <text:p text:style-name="P1"/>
      <text:p text:style-name="P2"><text:tab/>Descarga la aplicación 02-listaCompraApp que se hizo en clase y resuelvela utilizando el hook useReducer. Explica en un documento de texto el funcionamiento del hook useReducer que has implementado para resolver el ejercici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0:45:46.175524882</meta:creation-date>
    <dc:date>2025-01-25T20:49:57.018266192</dc:date>
    <meta:editing-duration>PT4M11S</meta:editing-duration>
    <meta:editing-cycles>1</meta:editing-cycles>
    <meta:document-statistic meta:table-count="0" meta:image-count="0" meta:object-count="0" meta:page-count="1" meta:paragraph-count="2" meta:word-count="35" meta:character-count="233" meta:non-whitespace-character-count="199"/>
    <meta:generator>LibreOffice/7.3.7.2$Linux_X86_64 LibreOffice_project/30$Build-2</meta:generator>
  </office:meta>
</office:document-meta>
</file>